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1"/>
      <text:p text:style-name="P1"/>
      <text:p text:style-name="P1"/>
      <text:p text:style-name="P2"/>
      <text:list xml:id="list2338613435055292072" text:style-name="L1">
        <text:list-item>
          <text:p text:style-name="P6">CONCEPT :</text:p>
        </text:list-item>
      </text:list>
      <text:p text:style-name="P3"/>
      <text:p text:style-name="P4">Site E-commerce/vitrine d'une auteur en auto-production : Alison GERMAIN.</text:p>
      <text:p text:style-name="P3"/>
      <text:p text:style-name="P3"/>
      <text:list xml:id="list29405174" text:continue-numbering="true" text:style-name="L1">
        <text:list-item>
          <text:p text:style-name="P6">OBJECTIF :</text:p>
        </text:list-item>
      </text:list>
      <text:p text:style-name="P3"/>
      <text:p text:style-name="P4">Créer une site marchand et vitrine pour la promotion et la vente en ligne de livres, communiquer sur des événements à venir (sortie de nouveau livre, séances de dédicaces...), liens avec les différents réseaux sociaux sur lesquels l'auteur communique.</text:p>
      <text:p text:style-name="P3"/>
      <text:list xml:id="list29385670" text:continue-numbering="true" text:style-name="L1">
        <text:list-item>
          <text:p text:style-name="P6">CONCURRENCE :</text:p>
        </text:list-item>
      </text:list>
      <text:p text:style-name="P3"/>
      <text:p text:style-name="P4">Site de l'éditeur</text:p>
      <text:p text:style-name="P4"/>
      <text:p text:style-name="P4">Pour la vente pure en ligne : </text:p>
      <text:list xml:id="list5798510126042433974" text:style-name="L2">
        <text:list-item>
          <text:list>
            <text:list-item>
              <text:p text:style-name="P7">Amazon</text:p>
            </text:list-item>
            <text:list-item>
              <text:p text:style-name="P7">Fnac</text:p>
            </text:list-item>
            <text:list-item>
              <text:p text:style-name="P7">Cultura</text:p>
            </text:list-item>
            <text:list-item>
              <text:p text:style-name="P7">Lireka</text:p>
            </text:list-item>
            <text:list-item>
              <text:p text:style-name="P7">Rakuten</text:p>
            </text:list-item>
          </text:list>
        </text:list-item>
      </text:list>
      <text:p text:style-name="P4"/>
      <text:p text:style-name="P4">Peu de sites d'auteurs en auto-production.</text:p>
      <text:p text:style-name="P3"/>
      <text:p text:style-name="P3"/>
      <text:list xml:id="list29405366" text:continue-list="list29385670" text:style-name="L1">
        <text:list-item>
          <text:p text:style-name="P6">DONNEES :</text:p>
        </text:list-item>
      </text:list>
      <text:p text:style-name="P3"/>
      <text:list xml:id="list2804892500073116434" text:style-name="L3">
        <text:list-item>
          <text:list>
            <text:list-item>
              <text:list>
                <text:list-item>
                  <text:p text:style-name="P8">Catalogue</text:p>
                </text:list-item>
                <text:list-item>
                  <text:p text:style-name="P8">Identification utilisateur</text:p>
                </text:list-item>
                <text:list-item>
                  <text:p text:style-name="P8">Mode admin pour que l'auteur puisse intervenir sur le site</text:p>
                </text:list-item>
                <text:list-item>
                  <text:p text:style-name="P8">Vente et paiement en ligne</text:p>
                </text:list-item>
                <text:list-item>
                  <text:p text:style-name="P8">Suivi des commande, envois et livraisons.</text:p>
                </text:list-item>
              </text:list>
            </text:list-item>
          </text:list>
        </text:list-item>
      </text:list>
      <text:p text:style-name="P3"/>
      <text:p text:style-name="P3"/>
      <text:list xml:id="list29398835" text:continue-list="list29405366" text:style-name="L1">
        <text:list-item>
          <text:p text:style-name="P6">CHARTE GRAPHIQUE :</text:p>
        </text:list-item>
      </text:list>
      <text:p text:style-name="P3"/>
      <text:p text:style-name="P4">Univers Grèce antique, mythologie grecque, fantastique.</text:p>
      <text:p text:style-name="P4">Charte graphique à voir avec l'auteur. </text:p>
      <text:p text:style-name="P4">Peut-être contact avec un info-graphiste.</text:p>
      <text:p text:style-name="P3"/>
      <text:p text:style-name="P3"/>
      <text:list xml:id="list29403466" text:continue-numbering="true" text:style-name="L1">
        <text:list-item>
          <text:p text:style-name="P6">EXISTANT:</text:p>
        </text:list-item>
      </text:list>
      <text:p text:style-name="P3"/>
      <text:p text:style-name="P4"><text:a xlink:type="simple" xlink:href="https://alisongrn.wordpress.com/" text:style-name="Internet_20_link" text:visited-style-name="Visited_20_Internet_20_Link">https://alisongrn.wordpress.com/</text:a></text:p>
      <text:p text:style-name="P4"/>
      <text:p text:style-name="P3"/>
      <text:list xml:id="list29415958" text:continue-numbering="true" text:style-name="L1">
        <text:list-item>
          <text:p text:style-name="P6">PROBLEMES :</text:p>
        </text:list-item>
      </text:list>
      <text:p text:style-name="P3"/>
      <text:p text:style-name="P3"/>
      <text:list xml:id="list29404014" text:continue-numbering="true" text:style-name="L1">
        <text:list-item>
          <text:p text:style-name="P6">CIBLES :</text:p>
        </text:list-item>
      </text:list>
      <text:p text:style-name="P3"/>
      <text:p text:style-name="P4">Jeunes adultes / Adultes, fem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naud COLOMAR</meta:initial-creator>
    <meta:creation-date>2021-12-15T11:45:35.09</meta:creation-date>
    <dc:date>2021-12-16T09:17:39.78</dc:date>
    <dc:creator>Renaud COLOMAR</dc:creator>
    <meta:editing-duration>PT5H29S</meta:editing-duration>
    <meta:editing-cycles>10</meta:editing-cycles>
    <meta:generator>OpenOffice/4.1.11$Win32 OpenOffice.org_project/4111m1$Build-9808</meta:generator>
    <meta:document-statistic meta:table-count="0" meta:image-count="0" meta:object-count="0" meta:page-count="1" meta:paragraph-count="29" meta:word-count="153" meta:character-count="930"/>
  </office:meta>
</office:document-meta>
</file>